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efaul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Default" text:outline-level="1"><text:s text:c="2"/>1 <text:s/><text:span text:style-name="style9">#include &lt;stdlib.h&gt;</text:span></text:h>
      <text:h text:style-name="Default" text:outline-level="1"><text:s text:c="2"/>2 <text:s/><text:span text:style-name="style9">#include &lt;string.h&gt;</text:span></text:h>
      <text:h text:style-name="Default" text:outline-level="1"><text:s text:c="2"/>3 <text:s/><text:span text:style-name="style9">#include &lt;SDL/SDL.h&gt;</text:span></text:h>
      <text:h text:style-name="Default" text:outline-level="1"><text:s text:c="2"/>4 <text:s/></text:h>
      <text:h text:style-name="Default" text:outline-level="1"><text:s text:c="2"/>5 <text:s/><text:span text:style-name="style2">// If you're going to render widgets to the same</text:span></text:h>
      <text:h text:style-name="Default" text:outline-level="1"><text:s text:c="2"/>6 <text:s/><text:span text:style-name="style2">// UI from different source files, you can avoid</text:span></text:h>
      <text:h text:style-name="Default" text:outline-level="1"><text:s text:c="2"/>7 <text:s/><text:span text:style-name="style2">// ID collisions by defining IMGUI_SRC_ID before</text:span></text:h>
      <text:h text:style-name="Default" text:outline-level="1"><text:s text:c="2"/>8 <text:s/><text:span text:style-name="style2">// this define block:</text:span></text:h>
      <text:h text:style-name="Default" text:outline-level="1"><text:s text:c="2"/>9 <text:s/><text:span text:style-name="style9">#ifdef IMGUI_SRC_ID</text:span></text:h>
      <text:h text:style-name="Default" text:outline-level="1"><text:s/>10 <text:s/><text:span text:style-name="style9">#define GEN_ID ((IMGUI_SRC_ID) + (__LINE__))</text:span></text:h>
      <text:h text:style-name="Default" text:outline-level="1"><text:s/>11 <text:s/><text:span text:style-name="style9">#else</text:span></text:h>
      <text:h text:style-name="Default" text:outline-level="1"><text:s/>12 <text:s/><text:span text:style-name="style9">#define GEN_ID (__LINE__)</text:span></text:h>
      <text:h text:style-name="Default" text:outline-level="1"><text:s/>13 <text:s/><text:span text:style-name="style9">#endif</text:span></text:h>
      <text:h text:style-name="Default" text:outline-level="1"><text:s/>14 <text:s/></text:h>
      <text:h text:style-name="Default" text:outline-level="1"><text:s/>15 <text:s/><text:span text:style-name="style2">// Screen surface</text:span></text:h>
      <text:h text:style-name="Default" text:outline-level="1"><text:s/>16 <text:s/>SDL_Surface <text:span text:style-name="style10">*</text:span>gScreen<text:span text:style-name="style10">;</text:span></text:h>
      <text:h text:style-name="Default" text:outline-level="1"><text:s/>17 <text:s/></text:h>
      <text:h text:style-name="Default" text:outline-level="1"><text:s/>18 <text:s/><text:span text:style-name="style2">// Font surface</text:span></text:h>
      <text:h text:style-name="Default" text:outline-level="1"><text:s/>19 <text:s/>SDL_Surface <text:span text:style-name="style10">*</text:span>gFont<text:span text:style-name="style10">;</text:span></text:h>
      <text:h text:style-name="Default" text:outline-level="1"><text:s/>20 <text:s/></text:h>
      <text:h text:style-name="Default" text:outline-level="1"><text:s/>21 <text:s/><text:span text:style-name="style5">struct </text:span>UIState <text:span text:style-name="style10">{</text:span></text:h>
      <text:h text:style-name="Default" text:outline-level="1"><text:s/>22 <text:s text:c="5"/><text:span text:style-name="style5">int </text:span>mousex<text:span text:style-name="style10">;</text:span></text:h>
      <text:h text:style-name="Default" text:outline-level="1"><text:s/>23 <text:s text:c="5"/><text:span text:style-name="style5">int </text:span>mousey<text:span text:style-name="style10">;</text:span></text:h>
      <text:h text:style-name="Default" text:outline-level="1"><text:s/>24 <text:s text:c="5"/><text:span text:style-name="style5">int </text:span>mousedown<text:span text:style-name="style10">;</text:span></text:h>
      <text:h text:style-name="Default" text:outline-level="1"><text:s/>25 <text:s/></text:h>
      <text:h text:style-name="Default" text:outline-level="1"><text:s/>26 <text:s text:c="5"/><text:span text:style-name="style5">int </text:span>hotitem<text:span text:style-name="style10">;</text:span></text:h>
      <text:h text:style-name="Default" text:outline-level="1"><text:s/>27 <text:s text:c="5"/><text:span text:style-name="style5">int </text:span>activeitem<text:span text:style-name="style10">;</text:span></text:h>
      <text:h text:style-name="Default" text:outline-level="1"><text:s/>28 <text:s/></text:h>
      <text:h text:style-name="Default" text:outline-level="1"><text:s/>29 <text:s text:c="5"/><text:span text:style-name="style5">int </text:span>kbditem<text:span text:style-name="style10">;</text:span></text:h>
      <text:h text:style-name="Default" text:outline-level="1"><text:s/>30 <text:s text:c="5"/><text:span text:style-name="style5">int </text:span>keyentered<text:span text:style-name="style10">;</text:span></text:h>
      <text:h text:style-name="Default" text:outline-level="1"><text:s/>31 <text:s text:c="5"/><text:span text:style-name="style5">int </text:span>keymod<text:span text:style-name="style10">;</text:span></text:h>
      <text:h text:style-name="Default" text:outline-level="1"><text:s/>32 <text:s text:c="5"/><text:span text:style-name="style5">int </text:span>keychar<text:span text:style-name="style10">;</text:span></text:h>
      <text:h text:style-name="Default" text:outline-level="1"><text:s/>33 <text:s/></text:h>
      <text:h text:style-name="Default" text:outline-level="1"><text:s/>34 <text:s text:c="5"/><text:span text:style-name="style5">int </text:span>lastwidget<text:span text:style-name="style10">;</text:span></text:h>
      <text:h text:style-name="Default" text:outline-level="1"><text:s/>35 <text:s/><text:span text:style-name="style10">}</text:span></text:h>
      <text:h text:style-name="Default" text:outline-level="1"><text:s/>36 <text:s/>uistate <text:span text:style-name="style10">= {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};</text:span></text:h>
      <text:h text:style-name="Default" text:outline-level="1"><text:s/>37 <text:s/></text:h>
      <text:h text:style-name="Default" text:outline-level="1"><text:s/>38 <text:s/><text:span text:style-name="style2">// Draw a single character.</text:span></text:h>
      <text:h text:style-name="Default" text:outline-level="1"><text:s/>39 <text:s/><text:span text:style-name="style2">// Characters are on top of each other in the font image, in ASCII order,</text:span></text:h>
      <text:h text:style-name="Default" text:outline-level="1"><text:s/>40 <text:s/><text:span text:style-name="style2">// so all this routine does is just set the coordinates for the character</text:span></text:h>
      <text:h text:style-name="Default" text:outline-level="1"><text:s/>41 <text:s/><text:span text:style-name="style2">// and use SDL to blit out.</text:span></text:h>
      <text:h text:style-name="Default" text:outline-level="1"><text:s/>42 <text:s/><text:span text:style-name="style5">void </text:span>drawchar<text:span text:style-name="style10">(</text:span><text:span text:style-name="style5">char </text:span>ch<text:span text:style-name="style10">, </text:span><text:span text:style-name="style5">int </text:span>x<text:span text:style-name="style10">, </text:span><text:span text:style-name="style5">int </text:span>y<text:span text:style-name="style10">)</text:span></text:h>
      <text:h text:style-name="Default" text:outline-level="1"><text:s/>43 <text:s/><text:span text:style-name="style10">{</text:span></text:h>
      <text:h text:style-name="Default" text:outline-level="1"><text:s/>44 <text:s text:c="5"/>SDL_Rect src<text:span text:style-name="style10">, </text:span>dst<text:span text:style-name="style10">;</text:span></text:h>
      <text:h text:style-name="Default" text:outline-level="1"><text:s/>45 <text:s text:c="5"/>src<text:span text:style-name="style10">.</text:span>w <text:span text:style-name="style10">= </text:span><text:span text:style-name="style4">14</text:span><text:span text:style-name="style10">;</text:span></text:h>
      <text:h text:style-name="Default" text:outline-level="1"><text:s/>46 <text:s text:c="5"/>src<text:span text:style-name="style10">.</text:span>h <text:span text:style-name="style10">= </text:span><text:span text:style-name="style4">24</text:span><text:span text:style-name="style10">;</text:span></text:h>
      <text:h text:style-name="Default" text:outline-level="1"><text:s/>47 <text:s text:c="5"/>src<text:span text:style-name="style10">.</text:span>x <text:span text:style-name="style10">= </text:span><text:span text:style-name="style4">0</text:span><text:span text:style-name="style10">;</text:span></text:h>
      <text:h text:style-name="Default" text:outline-level="1"><text:s/>48 <text:s text:c="5"/>src<text:span text:style-name="style10">.</text:span>y <text:span text:style-name="style10">= (</text:span>ch <text:span text:style-name="style10">- </text:span><text:span text:style-name="style4">32</text:span><text:span text:style-name="style10">) * </text:span><text:span text:style-name="style4">24</text:span><text:span text:style-name="style10">;</text:span></text:h>
      <text:h text:style-name="Default" text:outline-level="1"><text:s/>49 <text:s text:c="5"/>dst<text:span text:style-name="style10">.</text:span>w <text:span text:style-name="style10">= </text:span><text:span text:style-name="style4">14</text:span><text:span text:style-name="style10">;</text:span></text:h>
      <text:h text:style-name="Default" text:outline-level="1"><text:s/>50 <text:s text:c="5"/>dst<text:span text:style-name="style10">.</text:span>h <text:span text:style-name="style10">= </text:span><text:span text:style-name="style4">24</text:span><text:span text:style-name="style10">;</text:span></text:h>
      <text:h text:style-name="Default" text:outline-level="1"><text:s/>51 <text:s text:c="5"/>dst<text:span text:style-name="style10">.</text:span>x <text:span text:style-name="style10">= </text:span>x<text:span text:style-name="style10">;</text:span></text:h>
      <text:h text:style-name="Default" text:outline-level="1"><text:s/>52 <text:s text:c="5"/>dst<text:span text:style-name="style10">.</text:span>y <text:span text:style-name="style10">= </text:span>y<text:span text:style-name="style10">;</text:span></text:h>
      <text:h text:style-name="Default" text:outline-level="1"><text:s/>53 <text:s text:c="5"/>SDL_BlitSurface<text:span text:style-name="style10">(</text:span>gFont<text:span text:style-name="style10">, &amp;</text:span>src<text:span text:style-name="style10">, </text:span>gScreen<text:span text:style-name="style10">, &amp;</text:span>dst<text:span text:style-name="style10">);</text:span></text:h>
      <text:h text:style-name="Default" text:outline-level="1"><text:s/>54 <text:s/><text:span text:style-name="style10">}</text:span></text:h>
      <text:h text:style-name="Default" text:outline-level="1"><text:s/>55 <text:s/></text:h>
      <text:h text:style-name="Default" text:outline-level="1"><text:s/>56 <text:s/><text:span text:style-name="style2">// Draw the string. Characters are fixed width, so this is also</text:span></text:h>
      <text:h text:style-name="Default" text:outline-level="1"><text:s/>57 <text:s/><text:span text:style-name="style2">// deadly simple.</text:span></text:h>
      <text:h text:style-name="Default" text:outline-level="1"><text:s/>58 <text:s/><text:span text:style-name="style5">void </text:span>drawstring<text:span text:style-name="style10">(</text:span><text:span text:style-name="style5">char </text:span><text:span text:style-name="style10">* </text:span>string<text:span text:style-name="style10">, </text:span><text:span text:style-name="style5">int </text:span>x<text:span text:style-name="style10">, </text:span><text:span text:style-name="style5">int </text:span>y<text:span text:style-name="style10">)</text:span></text:h>
      <text:h text:style-name="Default" text:outline-level="1"><text:s/>59 <text:s/><text:span text:style-name="style10">{</text:span></text:h>
      <text:h text:style-name="Default" text:outline-level="1"><text:s/>60 <text:s text:c="5"/><text:span text:style-name="style5">while </text:span><text:span text:style-name="style10">(*</text:span>string<text:span text:style-name="style10">) {</text:span></text:h>
      <text:h text:style-name="Default" text:outline-level="1"><text:s/>61 <text:s text:c="9"/>drawchar<text:span text:style-name="style10">(*</text:span>string<text:span text:style-name="style10">,</text:span>x<text:span text:style-name="style10">,</text:span>y<text:span text:style-name="style10">);</text:span></text:h>
      <text:h text:style-name="Default" text:outline-level="1"><text:s/>62 <text:s text:c="9"/>x <text:span text:style-name="style10">+= </text:span><text:span text:style-name="style4">14</text:span><text:span text:style-name="style10">;</text:span></text:h>
      <text:h text:style-name="Default" text:outline-level="1"><text:s/>63 <text:s text:c="9"/>string<text:span text:style-name="style10">++;</text:span></text:h>
      <text:h text:style-name="Default" text:outline-level="1"><text:s/>64 <text:s text:c="5"/><text:span text:style-name="style10">}</text:span></text:h>
      <text:h text:style-name="Default" text:outline-level="1"><text:s/>65 <text:s/><text:span text:style-name="style10">}</text:span></text:h>
      <text:h text:style-name="Default" text:outline-level="1"><text:s/>66 <text:s/></text:h>
      <text:h text:style-name="Default" text:outline-level="1"><text:s/>67 <text:s/></text:h>
      <text:h text:style-name="Default" text:outline-level="1"><text:s/>68 <text:s/><text:span text:style-name="style2">// Simplified interface to SDL's fillrect call</text:span></text:h>
      <text:h text:style-name="Default" text:outline-level="1"><text:s/>69 <text:s/><text:span text:style-name="style5">void </text:span>drawrect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w<text:span text:style-name="style10">, </text:span><text:span text:style-name="style5">int </text:span>h<text:span text:style-name="style10">, </text:span><text:span text:style-name="style5">int </text:span>color<text:span text:style-name="style10">)</text:span></text:h>
      <text:h text:style-name="Default" text:outline-level="1"><text:s/>70 <text:s/><text:span text:style-name="style10">{</text:span></text:h>
      <text:h text:style-name="Default" text:outline-level="1"><text:s/>71 <text:s text:c="5"/>SDL_Rect r<text:span text:style-name="style10">;</text:span></text:h>
      <text:h text:style-name="Default" text:outline-level="1"><text:s/>72 <text:s text:c="5"/>r<text:span text:style-name="style10">.</text:span>x <text:span text:style-name="style10">= </text:span>x<text:span text:style-name="style10">;</text:span></text:h>
      <text:h text:style-name="Default" text:outline-level="1"><text:s/>73 <text:s text:c="5"/>r<text:span text:style-name="style10">.</text:span>y <text:span text:style-name="style10">= </text:span>y<text:span text:style-name="style10">;</text:span></text:h>
      <text:h text:style-name="Default" text:outline-level="1"><text:s/>74 <text:s text:c="5"/>r<text:span text:style-name="style10">.</text:span>w <text:span text:style-name="style10">= </text:span>w<text:span text:style-name="style10">;</text:span></text:h>
      <text:h text:style-name="Default" text:outline-level="1"><text:s/>75 <text:s text:c="5"/>r<text:span text:style-name="style10">.</text:span>h <text:span text:style-name="style10">= </text:span>h<text:span text:style-name="style10">;</text:span></text:h>
      <text:h text:style-name="Default" text:outline-level="1"><text:s/>76 <text:s text:c="5"/>SDL_FillRect<text:span text:style-name="style10">(</text:span>gScreen<text:span text:style-name="style10">, &amp;</text:span>r<text:span text:style-name="style10">, </text:span>color<text:span text:style-name="style10">);</text:span></text:h>
      <text:h text:style-name="Default" text:outline-level="1"><text:s/>77 <text:s/><text:span text:style-name="style10">}</text:span></text:h>
      <text:h text:style-name="Default" text:outline-level="1"><text:s/>78 <text:s/></text:h>
      <text:h text:style-name="Default" text:outline-level="1"><text:s/>79 <text:s/></text:h>
      <text:h text:style-name="Default" text:outline-level="1"><text:s/>80 <text:s/><text:span text:style-name="style2">// Check whether current mouse position is within a rectangle</text:span></text:h>
      <text:h text:style-name="Default" text:outline-level="1"><text:s/>81 <text:s/><text:span text:style-name="style5">int </text:span>regionhit<text:span text:style-name="style10">(</text:span><text:span text:style-name="style5">int </text:span>x<text:span text:style-name="style10">, </text:span><text:span text:style-name="style5">int </text:span>y<text:span text:style-name="style10">, </text:span><text:span text:style-name="style5">int </text:span>w<text:span text:style-name="style10">, </text:span><text:span text:style-name="style5">int </text:span>h<text:span text:style-name="style10">)</text:span></text:h>
      <text:h text:style-name="Default" text:outline-level="1"><text:s/>82 <text:s/><text:span text:style-name="style10">{</text:span></text:h>
      <text:h text:style-name="Default" text:outline-level="1"><text:s/>83 <text:s text:c="5"/><text:span text:style-name="style5">if </text:span><text:span text:style-name="style10">(</text:span>uistate<text:span text:style-name="style10">.</text:span>mousex <text:span text:style-name="style10">&lt; </text:span>x <text:span text:style-name="style10">||</text:span></text:h>
      <text:h text:style-name="Default" text:outline-level="1"><text:s/>84 <text:s text:c="13"/>uistate<text:span text:style-name="style10">.</text:span>mousey <text:span text:style-name="style10">&lt; </text:span>y <text:span text:style-name="style10">||</text:span></text:h>
      <text:h text:style-name="Default" text:outline-level="1"><text:s/>85 <text:s text:c="13"/>uistate<text:span text:style-name="style10">.</text:span>mousex <text:span text:style-name="style10">&gt;= </text:span>x <text:span text:style-name="style10">+ </text:span>w <text:span text:style-name="style10">||</text:span></text:h>
      <text:h text:style-name="Default" text:outline-level="1"><text:s/>86 <text:s text:c="13"/>uistate<text:span text:style-name="style10">.</text:span>mousey <text:span text:style-name="style10">&gt;= </text:span>y <text:span text:style-name="style10">+ </text:span>h<text:span text:style-name="style10">)</text:span></text:h>
      <text:h text:style-name="Default" text:outline-level="1"><text:s/>87 <text:s text:c="9"/><text:span text:style-name="style5">return </text:span><text:span text:style-name="style4">0</text:span><text:span text:style-name="style10">;</text:span></text:h>
      <text:h text:style-name="Default" text:outline-level="1"><text:s/>88 <text:s text:c="5"/><text:span text:style-name="style5">return </text:span><text:span text:style-name="style4">1</text:span><text:span text:style-name="style10">;</text:span></text:h>
      <text:h text:style-name="Default" text:outline-level="1"><text:s/>89 <text:s/><text:span text:style-name="style10">}</text:span></text:h>
      <text:h text:style-name="Default" text:outline-level="1"><text:s/>90 <text:s/></text:h>
      <text:h text:style-name="Default" text:outline-level="1"><text:s/>91 <text:s/><text:span text:style-name="style2">// Simple button IMGUI widget</text:span></text:h>
      <text:h text:style-name="Default" text:outline-level="1"><text:s/>92 <text:s/><text:span text:style-name="style5">int </text:span>button<text:span text:style-name="style10">(</text:span><text:span text:style-name="style5">int </text:span>id<text:span text:style-name="style10">, </text:span><text:span text:style-name="style5">int </text:span>x<text:span text:style-name="style10">, </text:span><text:span text:style-name="style5">int </text:span>y<text:span text:style-name="style10">)</text:span></text:h>
      <text:h text:style-name="Default" text:outline-level="1"><text:s/>93 <text:s/><text:span text:style-name="style10">{</text:span></text:h>
      <text:h text:style-name="Default" text:outline-level="1"><text:s/>94 <text:s text:c="5"/><text:span text:style-name="style2">// Check whether the button should be hot</text:span></text:h>
      <text:h text:style-name="Default" text:outline-level="1"><text:s/>95 <text:s text:c="5"/><text:span text:style-name="style5">if </text:span><text:span text:style-name="style10">(</text:span>regionhit<text:span text:style-name="style10">(</text:span>x<text:span text:style-name="style10">, </text:span>y<text:span text:style-name="style10">, </text:span><text:span text:style-name="style4">64</text:span><text:span text:style-name="style10">, </text:span><text:span text:style-name="style4">48</text:span><text:span text:style-name="style10">)) {</text:span></text:h>
      <text:h text:style-name="Default" text:outline-level="1"><text:s/>96 <text:s text:c="9"/>uistate<text:span text:style-name="style10">.</text:span>hotitem <text:span text:style-name="style10">= </text:span>id<text:span text:style-name="style10">;</text:span></text:h>
      <text:h text:style-name="Default" text:outline-level="1"><text:soft-page-break/><text:s/>97 <text:s text:c="9"/><text:span text:style-name="style5">if </text:span><text:span text:style-name="style10">(</text:span>uistate<text:span text:style-name="style10">.</text:span>activeitem <text:span text:style-name="style10">== </text:span><text:span text:style-name="style4">0 </text:span><text:span text:style-name="style10">&amp;&amp; </text:span>uistate<text:span text:style-name="style10">.</text:span>mousedown<text:span text:style-name="style10">)</text:span></text:h>
      <text:h text:style-name="Default" text:outline-level="1"><text:s/>98 <text:s text:c="13"/>uistate<text:span text:style-name="style10">.</text:span>activeitem <text:span text:style-name="style10">= </text:span>id<text:span text:style-name="style10">;</text:span></text:h>
      <text:h text:style-name="Default" text:outline-level="1"><text:s/>99 <text:s text:c="5"/><text:span text:style-name="style10">}</text:span></text:h>
      <text:h text:style-name="Default" text:outline-level="1">100 <text:s/></text:h>
      <text:h text:style-name="Default" text:outline-level="1">101 <text:s text:c="5"/><text:span text:style-name="style2">// If no widget has keyboard focus, take it</text:span></text:h>
      <text:h text:style-name="Default" text:outline-level="1">102 <text:s text:c="5"/><text:span text:style-name="style5">if </text:span><text:span text:style-name="style10">(</text:span>uistate<text:span text:style-name="style10">.</text:span>kbditem <text:span text:style-name="style10">== </text:span><text:span text:style-name="style4">0</text:span><text:span text:style-name="style10">)</text:span></text:h>
      <text:h text:style-name="Default" text:outline-level="1">103 <text:s text:c="9"/>uistate<text:span text:style-name="style10">.</text:span>kbditem <text:span text:style-name="style10">= </text:span>id<text:span text:style-name="style10">;</text:span></text:h>
      <text:h text:style-name="Default" text:outline-level="1">104 <text:s/></text:h>
      <text:h text:style-name="Default" text:outline-level="1">105 <text:s text:c="5"/><text:span text:style-name="style2">// If we have keyboard focus, show it</text:span></text:h>
      <text:h text:style-name="Default" text:outline-level="1">106 <text:s text:c="5"/><text:span text:style-name="style5">if </text:span><text:span text:style-name="style10">(</text:span>uistate<text:span text:style-name="style10">.</text:span>kbditem <text:span text:style-name="style10">== </text:span>id<text:span text:style-name="style10">)</text:span></text:h>
      <text:h text:style-name="Default" text:outline-level="1">107 <text:s text:c="9"/>drawrect<text:span text:style-name="style10">(</text:span>x<text:span text:style-name="style10">-</text:span><text:span text:style-name="style4">6</text:span><text:span text:style-name="style10">, </text:span>y<text:span text:style-name="style10">-</text:span><text:span text:style-name="style4">6</text:span><text:span text:style-name="style10">, </text:span><text:span text:style-name="style4">84</text:span><text:span text:style-name="style10">, </text:span><text:span text:style-name="style4">68</text:span><text:span text:style-name="style10">, </text:span><text:span text:style-name="style4">0xff0000</text:span><text:span text:style-name="style10">);</text:span></text:h>
      <text:h text:style-name="Default" text:outline-level="1">108 <text:s/></text:h>
      <text:h text:style-name="Default" text:outline-level="1">109 <text:s text:c="5"/><text:span text:style-name="style2">// Render button</text:span></text:h>
      <text:h text:style-name="Default" text:outline-level="1">110 <text:s text:c="5"/>drawrect<text:span text:style-name="style10">(</text:span>x<text:span text:style-name="style10">+</text:span><text:span text:style-name="style4">8</text:span><text:span text:style-name="style10">, </text:span>y<text:span text:style-name="style10">+</text:span><text:span text:style-name="style4">8</text:span>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</text:span><text:span text:style-name="style10">);</text:span></text:h>
      <text:h text:style-name="Default" text:outline-level="1">111 <text:s text:c="5"/><text:span text:style-name="style5">if </text:span><text:span text:style-name="style10">(</text:span>uistate<text:span text:style-name="style10">.</text:span>hotitem <text:span text:style-name="style10">== </text:span>id<text:span text:style-name="style10">) {</text:span></text:h>
      <text:h text:style-name="Default" text:outline-level="1">112 <text:s text:c="9"/><text:span text:style-name="style5">if </text:span><text:span text:style-name="style10">(</text:span>uistate<text:span text:style-name="style10">.</text:span>activeitem <text:span text:style-name="style10">== </text:span>id<text:span text:style-name="style10">) {</text:span></text:h>
      <text:h text:style-name="Default" text:outline-level="1">113 <text:s text:c="13"/><text:span text:style-name="style2">// Button is both 'hot' and 'active'</text:span></text:h>
      <text:h text:style-name="Default" text:outline-level="1">114 <text:s text:c="13"/>drawrect<text:span text:style-name="style10">(</text:span>x<text:span text:style-name="style10">+</text:span><text:span text:style-name="style4">2</text:span><text:span text:style-name="style10">, </text:span>y<text:span text:style-name="style10">+</text:span><text:span text:style-name="style4">2</text:span>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xffffff</text:span><text:span text:style-name="style10">);</text:span></text:h>
      <text:h text:style-name="Default" text:outline-level="1">115 <text:s text:c="9"/><text:span text:style-name="style10">} </text:span><text:span text:style-name="style5">else </text:span><text:span text:style-name="style10">{</text:span></text:h>
      <text:h text:style-name="Default" text:outline-level="1">116 <text:s text:c="13"/><text:span text:style-name="style2">// Button is merely 'hot'</text:span></text:h>
      <text:h text:style-name="Default" text:outline-level="1">117 <text:s text:c="13"/>drawrect<text:span text:style-name="style10">(</text:span>x<text:span text:style-name="style10">, </text:span>y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xffffff</text:span><text:span text:style-name="style10">);</text:span></text:h>
      <text:h text:style-name="Default" text:outline-level="1">118 <text:s text:c="9"/><text:span text:style-name="style10">}</text:span></text:h>
      <text:h text:style-name="Default" text:outline-level="1">119 <text:s text:c="5"/><text:span text:style-name="style10">} </text:span><text:span text:style-name="style5">else </text:span><text:span text:style-name="style10">{</text:span></text:h>
      <text:h text:style-name="Default" text:outline-level="1">120 <text:s text:c="9"/><text:span text:style-name="style2">// button is not hot, but it may be active</text:span></text:h>
      <text:h text:style-name="Default" text:outline-level="1">121 <text:s text:c="9"/>drawrect<text:span text:style-name="style10">(</text:span>x<text:span text:style-name="style10">, </text:span>y<text:span text:style-name="style10">, </text:span><text:span text:style-name="style4">64</text:span><text:span text:style-name="style10">, </text:span><text:span text:style-name="style4">48</text:span><text:span text:style-name="style10">, </text:span><text:span text:style-name="style4">0xaaaaaa</text:span><text:span text:style-name="style10">);</text:span></text:h>
      <text:h text:style-name="Default" text:outline-level="1">122 <text:s text:c="5"/><text:span text:style-name="style10">}</text:span></text:h>
      <text:h text:style-name="Default" text:outline-level="1">123 <text:s/></text:h>
      <text:h text:style-name="Default" text:outline-level="1">124 <text:s text:c="5"/><text:span text:style-name="style2">// If we have keyboard focus, we'll need to process the keys</text:span></text:h>
      <text:h text:style-name="Default" text:outline-level="1">125 <text:s text:c="5"/><text:span text:style-name="style5">if </text:span><text:span text:style-name="style10">(</text:span>uistate<text:span text:style-name="style10">.</text:span>kbditem <text:span text:style-name="style10">== </text:span>id<text:span text:style-name="style10">) {</text:span></text:h>
      <text:h text:style-name="Default" text:outline-level="1">126 <text:s text:c="9"/><text:span text:style-name="style5">switch </text:span><text:span text:style-name="style10">(</text:span>uistate<text:span text:style-name="style10">.</text:span>keyentered<text:span text:style-name="style10">) {</text:span></text:h>
      <text:h text:style-name="Default" text:outline-level="1">127 <text:s text:c="9"/><text:span text:style-name="style5">case </text:span>SDLK_TAB<text:span text:style-name="style10">:</text:span></text:h>
      <text:h text:style-name="Default" text:outline-level="1">128 <text:s text:c="13"/><text:span text:style-name="style2">// If tab is pressed, lose keyboard focus.</text:span></text:h>
      <text:h text:style-name="Default" text:outline-level="1">129 <text:s text:c="13"/><text:span text:style-name="style2">// Next widget will grab the focus.</text:span></text:h>
      <text:h text:style-name="Default" text:outline-level="1">130 <text:s text:c="13"/>uistate<text:span text:style-name="style10">.</text:span>kbditem <text:span text:style-name="style10">= </text:span><text:span text:style-name="style4">0</text:span><text:span text:style-name="style10">;</text:span></text:h>
      <text:h text:style-name="Default" text:outline-level="1">131 <text:s text:c="13"/><text:span text:style-name="style2">// If shift was also pressed, we want to move focus</text:span></text:h>
      <text:h text:style-name="Default" text:outline-level="1">132 <text:s text:c="13"/><text:span text:style-name="style2">// to the previous widget instead.</text:span></text:h>
      <text:h text:style-name="Default" text:outline-level="1">133 <text:s text:c="13"/><text:span text:style-name="style5">if </text:span><text:span text:style-name="style10">(</text:span>uistate<text:span text:style-name="style10">.</text:span>keymod <text:span text:style-name="style10">&amp; </text:span>KMOD_SHIFT<text:span text:style-name="style10">)</text:span></text:h>
      <text:h text:style-name="Default" text:outline-level="1">134 <text:s text:c="17"/>uistate<text:span text:style-name="style10">.</text:span>kbditem <text:span text:style-name="style10">= </text:span>uistate<text:span text:style-name="style10">.</text:span>lastwidget<text:span text:style-name="style10">;</text:span></text:h>
      <text:h text:style-name="Default" text:outline-level="1">135 <text:s text:c="13"/><text:span text:style-name="style2">// Also clear the key so that next widget</text:span></text:h>
      <text:h text:style-name="Default" text:outline-level="1">136 <text:s text:c="13"/><text:span text:style-name="style2">// won't process it</text:span></text:h>
      <text:h text:style-name="Default" text:outline-level="1">137 <text:s text:c="13"/>uistate<text:span text:style-name="style10">.</text:span>keyentered <text:span text:style-name="style10">= </text:span><text:span text:style-name="style4">0</text:span><text:span text:style-name="style10">;</text:span></text:h>
      <text:h text:style-name="Default" text:outline-level="1">138 <text:s text:c="13"/><text:span text:style-name="style5">break</text:span><text:span text:style-name="style10">;</text:span></text:h>
      <text:h text:style-name="Default" text:outline-level="1">139 <text:s text:c="9"/><text:span text:style-name="style5">case </text:span>SDLK_RETURN<text:span text:style-name="style10">:</text:span></text:h>
      <text:h text:style-name="Default" text:outline-level="1">140 <text:s text:c="13"/><text:span text:style-name="style2">// Had keyboard focus, received return,</text:span></text:h>
      <text:h text:style-name="Default" text:outline-level="1">141 <text:s text:c="13"/><text:span text:style-name="style2">// so we'll act as if we were clicked.</text:span></text:h>
      <text:h text:style-name="Default" text:outline-level="1">142 <text:s text:c="13"/><text:span text:style-name="style5">return </text:span><text:span text:style-name="style4">1</text:span><text:span text:style-name="style10">;</text:span></text:h>
      <text:h text:style-name="Default" text:outline-level="1">143 <text:s text:c="9"/><text:span text:style-name="style10">}</text:span></text:h>
      <text:h text:style-name="Default" text:outline-level="1">144 <text:s text:c="5"/><text:span text:style-name="style10">}</text:span></text:h>
      <text:h text:style-name="Default" text:outline-level="1">145 <text:s/></text:h>
      <text:h text:style-name="Default" text:outline-level="1">146 <text:s text:c="5"/>uistate<text:span text:style-name="style10">.</text:span>lastwidget <text:span text:style-name="style10">= </text:span>id<text:span text:style-name="style10">;</text:span></text:h>
      <text:h text:style-name="Default" text:outline-level="1">147 <text:s/></text:h>
      <text:h text:style-name="Default" text:outline-level="1">148 <text:s text:c="5"/><text:span text:style-name="style2">// If button is hot and active, but mouse button is not</text:span></text:h>
      <text:h text:style-name="Default" text:outline-level="1">149 <text:s text:c="5"/><text:span text:style-name="style2">// down, the user must have clicked the button.</text:span></text:h>
      <text:h text:style-name="Default" text:outline-level="1">150 <text:s text:c="5"/><text:span text:style-name="style5">if </text:span><text:span text:style-name="style10">(</text:span>uistate<text:span text:style-name="style10">.</text:span>mousedown <text:span text:style-name="style10">== </text:span><text:span text:style-name="style4">0 </text:span><text:span text:style-name="style10">&amp;&amp;</text:span></text:h>
      <text:h text:style-name="Default" text:outline-level="1">151 <text:s text:c="13"/>uistate<text:span text:style-name="style10">.</text:span>hotitem <text:span text:style-name="style10">== </text:span>id <text:span text:style-name="style10">&amp;&amp;</text:span></text:h>
      <text:h text:style-name="Default" text:outline-level="1">152 <text:s text:c="13"/>uistate<text:span text:style-name="style10">.</text:span>activeitem <text:span text:style-name="style10">== </text:span>id<text:span text:style-name="style10">)</text:span></text:h>
      <text:h text:style-name="Default" text:outline-level="1">153 <text:s text:c="9"/><text:span text:style-name="style5">return </text:span><text:span text:style-name="style4">1</text:span><text:span text:style-name="style10">;</text:span></text:h>
      <text:h text:style-name="Default" text:outline-level="1">154 <text:s/></text:h>
      <text:h text:style-name="Default" text:outline-level="1">155 <text:s text:c="5"/><text:span text:style-name="style2">// Otherwise, no clicky.</text:span></text:h>
      <text:h text:style-name="Default" text:outline-level="1">156 <text:s text:c="5"/><text:span text:style-name="style5">return </text:span><text:span text:style-name="style4">0</text:span><text:span text:style-name="style10">;</text:span></text:h>
      <text:h text:style-name="Default" text:outline-level="1">157 <text:s/><text:span text:style-name="style10">}</text:span></text:h>
      <text:h text:style-name="Default" text:outline-level="1">158 <text:s/></text:h>
      <text:h text:style-name="Default" text:outline-level="1">159 <text:s/><text:span text:style-name="style2">// Simple scroll bar IMGUI widget</text:span></text:h>
      <text:h text:style-name="Default" text:outline-level="1">160 <text:s/><text:span text:style-name="style5">int </text:span>slider<text:span text:style-name="style10">(</text:span><text:span text:style-name="style5">int </text:span>id<text:span text:style-name="style10">, </text:span><text:span text:style-name="style5">int </text:span>x<text:span text:style-name="style10">, </text:span><text:span text:style-name="style5">int </text:span>y<text:span text:style-name="style10">, </text:span><text:span text:style-name="style5">int </text:span>max<text:span text:style-name="style10">, </text:span><text:span text:style-name="style5">int </text:span><text:span text:style-name="style10">&amp;</text:span>value<text:span text:style-name="style10">)</text:span></text:h>
      <text:h text:style-name="Default" text:outline-level="1">161 <text:s/><text:span text:style-name="style10">{</text:span></text:h>
      <text:h text:style-name="Default" text:outline-level="1">162 <text:s text:c="5"/><text:span text:style-name="style2">// Calculate mouse cursor's relative y offset</text:span></text:h>
      <text:h text:style-name="Default" text:outline-level="1">163 <text:s text:c="5"/><text:span text:style-name="style5">int </text:span>ypos <text:span text:style-name="style10">= ((</text:span><text:span text:style-name="style4">256 </text:span><text:span text:style-name="style10">- </text:span><text:span text:style-name="style4">16</text:span><text:span text:style-name="style10">) * </text:span>value<text:span text:style-name="style10">) / </text:span>max<text:span text:style-name="style10">;</text:span></text:h>
      <text:h text:style-name="Default" text:outline-level="1">164 <text:s/></text:h>
      <text:h text:style-name="Default" text:outline-level="1">165 <text:s text:c="5"/><text:span text:style-name="style2">// Check for hotness</text:span></text:h>
      <text:h text:style-name="Default" text:outline-level="1">166 <text:s text:c="5"/><text:span text:style-name="style5">if </text:span><text:span text:style-name="style10">(</text:span>regionhit<text:span text:style-name="style10">(</text:span>x<text:span text:style-name="style10">+</text:span><text:span text:style-name="style4">8</text:span><text:span text:style-name="style10">, </text:span>y<text:span text:style-name="style10">+</text:span><text:span text:style-name="style4">8</text:span><text:span text:style-name="style10">, </text:span><text:span text:style-name="style4">16</text:span><text:span text:style-name="style10">, </text:span><text:span text:style-name="style4">255</text:span><text:span text:style-name="style10">)) {</text:span></text:h>
      <text:h text:style-name="Default" text:outline-level="1">167 <text:s text:c="9"/>uistate<text:span text:style-name="style10">.</text:span>hotitem <text:span text:style-name="style10">= </text:span>id<text:span text:style-name="style10">;</text:span></text:h>
      <text:h text:style-name="Default" text:outline-level="1">168 <text:s text:c="9"/><text:span text:style-name="style5">if </text:span><text:span text:style-name="style10">(</text:span>uistate<text:span text:style-name="style10">.</text:span>activeitem <text:span text:style-name="style10">== </text:span><text:span text:style-name="style4">0 </text:span><text:span text:style-name="style10">&amp;&amp; </text:span>uistate<text:span text:style-name="style10">.</text:span>mousedown<text:span text:style-name="style10">)</text:span></text:h>
      <text:h text:style-name="Default" text:outline-level="1">169 <text:s text:c="13"/>uistate<text:span text:style-name="style10">.</text:span>activeitem <text:span text:style-name="style10">= </text:span>id<text:span text:style-name="style10">;</text:span></text:h>
      <text:h text:style-name="Default" text:outline-level="1">170 <text:s text:c="5"/><text:span text:style-name="style10">}</text:span></text:h>
      <text:h text:style-name="Default" text:outline-level="1">171 <text:s/></text:h>
      <text:h text:style-name="Default" text:outline-level="1">172 <text:s text:c="5"/><text:span text:style-name="style2">// If no widget has keyboard focus, take it</text:span></text:h>
      <text:h text:style-name="Default" text:outline-level="1">173 <text:s text:c="5"/><text:span text:style-name="style5">if </text:span><text:span text:style-name="style10">(</text:span>uistate<text:span text:style-name="style10">.</text:span>kbditem <text:span text:style-name="style10">== </text:span><text:span text:style-name="style4">0</text:span><text:span text:style-name="style10">)</text:span></text:h>
      <text:h text:style-name="Default" text:outline-level="1">174 <text:s text:c="9"/>uistate<text:span text:style-name="style10">.</text:span>kbditem <text:span text:style-name="style10">= </text:span>id<text:span text:style-name="style10">;</text:span></text:h>
      <text:h text:style-name="Default" text:outline-level="1">175 <text:s/></text:h>
      <text:h text:style-name="Default" text:outline-level="1">176 <text:s text:c="5"/><text:span text:style-name="style2">// If we have keyboard focus, show it</text:span></text:h>
      <text:h text:style-name="Default" text:outline-level="1">177 <text:s text:c="5"/><text:span text:style-name="style5">if </text:span><text:span text:style-name="style10">(</text:span>uistate<text:span text:style-name="style10">.</text:span>kbditem <text:span text:style-name="style10">== </text:span>id<text:span text:style-name="style10">)</text:span></text:h>
      <text:h text:style-name="Default" text:outline-level="1">178 <text:s text:c="9"/>drawrect<text:span text:style-name="style10">(</text:span>x<text:span text:style-name="style10">-</text:span><text:span text:style-name="style4">4</text:span><text:span text:style-name="style10">, </text:span>y<text:span text:style-name="style10">-</text:span><text:span text:style-name="style4">4</text:span><text:span text:style-name="style10">, </text:span><text:span text:style-name="style4">40</text:span><text:span text:style-name="style10">, </text:span><text:span text:style-name="style4">280</text:span><text:span text:style-name="style10">, </text:span><text:span text:style-name="style4">0xff0000</text:span><text:span text:style-name="style10">);</text:span></text:h>
      <text:h text:style-name="Default" text:outline-level="1">179 <text:s/></text:h>
      <text:h text:style-name="Default" text:outline-level="1">180 <text:s text:c="5"/><text:span text:style-name="style2">// Render the scrollbar</text:span></text:h>
      <text:h text:style-name="Default" text:outline-level="1">181 <text:s text:c="5"/>drawrect<text:span text:style-name="style10">(</text:span>x<text:span text:style-name="style10">, </text:span>y<text:span text:style-name="style10">, </text:span><text:span text:style-name="style4">32</text:span><text:span text:style-name="style10">, </text:span><text:span text:style-name="style4">256</text:span><text:span text:style-name="style10">+</text:span><text:span text:style-name="style4">16</text:span><text:span text:style-name="style10">, </text:span><text:span text:style-name="style4">0x777777</text:span><text:span text:style-name="style10">);</text:span></text:h>
      <text:h text:style-name="Default" text:outline-level="1">182 <text:s/></text:h>
      <text:h text:style-name="Default" text:outline-level="1">183 <text:s text:c="5"/><text:span text:style-name="style5">if </text:span><text:span text:style-name="style10">(</text:span>uistate<text:span text:style-name="style10">.</text:span>activeitem <text:span text:style-name="style10">== </text:span>id <text:span text:style-name="style10">|| </text:span>uistate<text:span text:style-name="style10">.</text:span>hotitem <text:span text:style-name="style10">== </text:span>id<text:span text:style-name="style10">) {</text:span></text:h>
      <text:h text:style-name="Default" text:outline-level="1">184 <text:s text:c="9"/>drawrect<text:span text:style-name="style10">(</text:span>x<text:span text:style-name="style10">+</text:span><text:span text:style-name="style4">8</text:span><text:span text:style-name="style10">, </text:span>y<text:span text:style-name="style10">+</text:span><text:span text:style-name="style4">8 </text:span><text:span text:style-name="style10">+ </text:span>ypos<text:span text:style-name="style10">, </text:span><text:span text:style-name="style4">16</text:span><text:span text:style-name="style10">, </text:span><text:span text:style-name="style4">16</text:span><text:span text:style-name="style10">, </text:span><text:span text:style-name="style4">0xffffff</text:span><text:span text:style-name="style10">);</text:span></text:h>
      <text:h text:style-name="Default" text:outline-level="1">185 <text:s text:c="5"/><text:span text:style-name="style10">} </text:span><text:span text:style-name="style5">else </text:span><text:span text:style-name="style10">{</text:span></text:h>
      <text:h text:style-name="Default" text:outline-level="1">186 <text:s text:c="9"/>drawrect<text:span text:style-name="style10">(</text:span>x<text:span text:style-name="style10">+</text:span><text:span text:style-name="style4">8</text:span><text:span text:style-name="style10">, </text:span>y<text:span text:style-name="style10">+</text:span><text:span text:style-name="style4">8 </text:span><text:span text:style-name="style10">+ </text:span>ypos<text:span text:style-name="style10">, </text:span><text:span text:style-name="style4">16</text:span><text:span text:style-name="style10">, </text:span><text:span text:style-name="style4">16</text:span><text:span text:style-name="style10">, </text:span><text:span text:style-name="style4">0xaaaaaa</text:span><text:span text:style-name="style10">);</text:span></text:h>
      <text:h text:style-name="Default" text:outline-level="1">187 <text:s text:c="5"/><text:span text:style-name="style10">}</text:span></text:h>
      <text:h text:style-name="Default" text:outline-level="1">188 <text:s/></text:h>
      <text:h text:style-name="Default" text:outline-level="1">189 <text:s text:c="5"/><text:span text:style-name="style2">// If we have keyboard focus, we'll need to process the keys</text:span></text:h>
      <text:h text:style-name="Default" text:outline-level="1">190 <text:s text:c="5"/><text:span text:style-name="style5">if </text:span><text:span text:style-name="style10">(</text:span>uistate<text:span text:style-name="style10">.</text:span>kbditem <text:span text:style-name="style10">== </text:span>id<text:span text:style-name="style10">) {</text:span></text:h>
      <text:h text:style-name="Default" text:outline-level="1">191 <text:s text:c="9"/><text:span text:style-name="style5">switch </text:span><text:span text:style-name="style10">(</text:span>uistate<text:span text:style-name="style10">.</text:span>keyentered<text:span text:style-name="style10">) {</text:span></text:h>
      <text:h text:style-name="Default" text:outline-level="1">192 <text:s text:c="9"/><text:span text:style-name="style5">case </text:span>SDLK_TAB<text:span text:style-name="style10">:</text:span></text:h>
      <text:h text:style-name="Default" text:outline-level="1"><text:soft-page-break/>193 <text:s text:c="13"/><text:span text:style-name="style2">// If tab is pressed, lose keyboard focus.</text:span></text:h>
      <text:h text:style-name="Default" text:outline-level="1">194 <text:s text:c="13"/><text:span text:style-name="style2">// Next widget will grab the focus.</text:span></text:h>
      <text:h text:style-name="Default" text:outline-level="1">195 <text:s text:c="13"/>uistate<text:span text:style-name="style10">.</text:span>kbditem <text:span text:style-name="style10">= </text:span><text:span text:style-name="style4">0</text:span><text:span text:style-name="style10">;</text:span></text:h>
      <text:h text:style-name="Default" text:outline-level="1">196 <text:s text:c="13"/><text:span text:style-name="style2">// If shift was also pressed, we want to move focus</text:span></text:h>
      <text:h text:style-name="Default" text:outline-level="1">197 <text:s text:c="13"/><text:span text:style-name="style2">// to the previous widget instead.</text:span></text:h>
      <text:h text:style-name="Default" text:outline-level="1">198 <text:s text:c="13"/><text:span text:style-name="style5">if </text:span><text:span text:style-name="style10">(</text:span>uistate<text:span text:style-name="style10">.</text:span>keymod <text:span text:style-name="style10">&amp; </text:span>KMOD_SHIFT<text:span text:style-name="style10">)</text:span></text:h>
      <text:h text:style-name="Default" text:outline-level="1">199 <text:s text:c="17"/>uistate<text:span text:style-name="style10">.</text:span>kbditem <text:span text:style-name="style10">= </text:span>uistate<text:span text:style-name="style10">.</text:span>lastwidget<text:span text:style-name="style10">;</text:span></text:h>
      <text:h text:style-name="Default" text:outline-level="1">200 <text:s text:c="13"/><text:span text:style-name="style2">// Also clear the key so that next widget</text:span></text:h>
      <text:h text:style-name="Default" text:outline-level="1">201 <text:s text:c="13"/><text:span text:style-name="style2">// won't process it</text:span></text:h>
      <text:h text:style-name="Default" text:outline-level="1">202 <text:s text:c="13"/>uistate<text:span text:style-name="style10">.</text:span>keyentered <text:span text:style-name="style10">= </text:span><text:span text:style-name="style4">0</text:span><text:span text:style-name="style10">;</text:span></text:h>
      <text:h text:style-name="Default" text:outline-level="1">203 <text:s text:c="13"/><text:span text:style-name="style5">break</text:span><text:span text:style-name="style10">;</text:span></text:h>
      <text:h text:style-name="Default" text:outline-level="1">204 <text:s text:c="9"/><text:span text:style-name="style5">case </text:span>SDLK_UP<text:span text:style-name="style10">:</text:span></text:h>
      <text:h text:style-name="Default" text:outline-level="1">205 <text:s text:c="13"/><text:span text:style-name="style2">// Slide slider up (if not at zero)</text:span></text:h>
      <text:h text:style-name="Default" text:outline-level="1">206 <text:s text:c="13"/><text:span text:style-name="style5">if </text:span><text:span text:style-name="style10">(</text:span>value <text:span text:style-name="style10">&gt; </text:span><text:span text:style-name="style4">0</text:span><text:span text:style-name="style10">) {</text:span></text:h>
      <text:h text:style-name="Default" text:outline-level="1">207 <text:s text:c="17"/>value<text:span text:style-name="style10">--;</text:span></text:h>
      <text:h text:style-name="Default" text:outline-level="1">208 <text:s text:c="17"/><text:span text:style-name="style5">return </text:span><text:span text:style-name="style4">1</text:span><text:span text:style-name="style10">;</text:span></text:h>
      <text:h text:style-name="Default" text:outline-level="1">209 <text:s text:c="13"/><text:span text:style-name="style10">}</text:span></text:h>
      <text:h text:style-name="Default" text:outline-level="1">210 <text:s text:c="13"/><text:span text:style-name="style5">break</text:span><text:span text:style-name="style10">;</text:span></text:h>
      <text:h text:style-name="Default" text:outline-level="1">211 <text:s text:c="9"/><text:span text:style-name="style5">case </text:span>SDLK_DOWN<text:span text:style-name="style10">:</text:span></text:h>
      <text:h text:style-name="Default" text:outline-level="1">212 <text:s text:c="13"/><text:span text:style-name="style2">// Slide slider down (if not at max)</text:span></text:h>
      <text:h text:style-name="Default" text:outline-level="1">213 <text:s text:c="13"/><text:span text:style-name="style5">if </text:span><text:span text:style-name="style10">(</text:span>value <text:span text:style-name="style10">&lt; </text:span>max<text:span text:style-name="style10">) {</text:span></text:h>
      <text:h text:style-name="Default" text:outline-level="1">214 <text:s text:c="17"/>value<text:span text:style-name="style10">++;</text:span></text:h>
      <text:h text:style-name="Default" text:outline-level="1">215 <text:s text:c="17"/><text:span text:style-name="style5">return </text:span><text:span text:style-name="style4">1</text:span><text:span text:style-name="style10">;</text:span></text:h>
      <text:h text:style-name="Default" text:outline-level="1">216 <text:s text:c="13"/><text:span text:style-name="style10">}</text:span></text:h>
      <text:h text:style-name="Default" text:outline-level="1">217 <text:s text:c="13"/><text:span text:style-name="style5">break</text:span><text:span text:style-name="style10">;</text:span></text:h>
      <text:h text:style-name="Default" text:outline-level="1">218 <text:s text:c="9"/><text:span text:style-name="style10">}</text:span></text:h>
      <text:h text:style-name="Default" text:outline-level="1">219 <text:s text:c="5"/><text:span text:style-name="style10">}</text:span></text:h>
      <text:h text:style-name="Default" text:outline-level="1">220 <text:s/></text:h>
      <text:h text:style-name="Default" text:outline-level="1">221 <text:s text:c="5"/>uistate<text:span text:style-name="style10">.</text:span>lastwidget <text:span text:style-name="style10">= </text:span>id<text:span text:style-name="style10">;</text:span></text:h>
      <text:h text:style-name="Default" text:outline-level="1">222 <text:s/></text:h>
      <text:h text:style-name="Default" text:outline-level="1">223 <text:s text:c="5"/><text:span text:style-name="style2">// Update widget value</text:span></text:h>
      <text:h text:style-name="Default" text:outline-level="1">224 <text:s text:c="5"/><text:span text:style-name="style5">if </text:span><text:span text:style-name="style10">(</text:span>uistate<text:span text:style-name="style10">.</text:span>activeitem <text:span text:style-name="style10">== </text:span>id<text:span text:style-name="style10">) {</text:span></text:h>
      <text:h text:style-name="Default" text:outline-level="1">225 <text:s text:c="9"/><text:span text:style-name="style5">int </text:span>mousepos <text:span text:style-name="style10">= </text:span>uistate<text:span text:style-name="style10">.</text:span>mousey <text:span text:style-name="style10">- (</text:span>y <text:span text:style-name="style10">+ </text:span><text:span text:style-name="style4">8</text:span><text:span text:style-name="style10">);</text:span></text:h>
      <text:h text:style-name="Default" text:outline-level="1">226 <text:s text:c="9"/><text:span text:style-name="style5">if </text:span><text:span text:style-name="style10">(</text:span>mousepos <text:span text:style-name="style10">&lt; </text:span><text:span text:style-name="style4">0</text:span><text:span text:style-name="style10">) </text:span>mousepos <text:span text:style-name="style10">= </text:span><text:span text:style-name="style4">0</text:span><text:span text:style-name="style10">;</text:span></text:h>
      <text:h text:style-name="Default" text:outline-level="1">227 <text:s text:c="9"/><text:span text:style-name="style5">if </text:span><text:span text:style-name="style10">(</text:span>mousepos <text:span text:style-name="style10">&gt; </text:span><text:span text:style-name="style4">255</text:span><text:span text:style-name="style10">) </text:span>mousepos <text:span text:style-name="style10">= </text:span><text:span text:style-name="style4">255</text:span><text:span text:style-name="style10">;</text:span></text:h>
      <text:h text:style-name="Default" text:outline-level="1">228 <text:s text:c="9"/><text:span text:style-name="style5">int </text:span>v <text:span text:style-name="style10">= (</text:span>mousepos <text:span text:style-name="style10">* </text:span>max<text:span text:style-name="style10">) / </text:span><text:span text:style-name="style4">255</text:span><text:span text:style-name="style10">;</text:span></text:h>
      <text:h text:style-name="Default" text:outline-level="1">229 <text:s text:c="9"/><text:span text:style-name="style5">if </text:span><text:span text:style-name="style10">(</text:span>v <text:span text:style-name="style10">!= </text:span>value<text:span text:style-name="style10">) {</text:span></text:h>
      <text:h text:style-name="Default" text:outline-level="1">230 <text:s text:c="13"/>value <text:span text:style-name="style10">= </text:span>v<text:span text:style-name="style10">;</text:span></text:h>
      <text:h text:style-name="Default" text:outline-level="1">231 <text:s text:c="13"/><text:span text:style-name="style5">return </text:span><text:span text:style-name="style4">1</text:span><text:span text:style-name="style10">;</text:span></text:h>
      <text:h text:style-name="Default" text:outline-level="1">232 <text:s text:c="9"/><text:span text:style-name="style10">}</text:span></text:h>
      <text:h text:style-name="Default" text:outline-level="1">233 <text:s text:c="5"/><text:span text:style-name="style10">}</text:span></text:h>
      <text:h text:style-name="Default" text:outline-level="1">234 <text:s/></text:h>
      <text:h text:style-name="Default" text:outline-level="1">235 <text:s text:c="5"/><text:span text:style-name="style5">return </text:span><text:span text:style-name="style4">0</text:span><text:span text:style-name="style10">;</text:span></text:h>
      <text:h text:style-name="Default" text:outline-level="1">236 <text:s/><text:span text:style-name="style10">}</text:span></text:h>
      <text:h text:style-name="Default" text:outline-level="1">237 <text:s/></text:h>
      <text:h text:style-name="Default" text:outline-level="1">238 <text:s/><text:span text:style-name="style5">int </text:span>textfield<text:span text:style-name="style10">(</text:span><text:span text:style-name="style5">int </text:span>id<text:span text:style-name="style10">, </text:span><text:span text:style-name="style5">int </text:span>x<text:span text:style-name="style10">, </text:span><text:span text:style-name="style5">int </text:span>y<text:span text:style-name="style10">, </text:span><text:span text:style-name="style5">char </text:span><text:span text:style-name="style10">*</text:span>buffer<text:span text:style-name="style10">)</text:span></text:h>
      <text:h text:style-name="Default" text:outline-level="1">239 <text:s/><text:span text:style-name="style10">{</text:span></text:h>
      <text:h text:style-name="Default" text:outline-level="1">240 <text:s text:c="5"/><text:span text:style-name="style5">int </text:span>len <text:span text:style-name="style10">= </text:span>strlen<text:span text:style-name="style10">(</text:span>buffer<text:span text:style-name="style10">);</text:span></text:h>
      <text:h text:style-name="Default" text:outline-level="1">241 <text:s text:c="5"/><text:span text:style-name="style5">int </text:span>changed <text:span text:style-name="style10">= </text:span><text:span text:style-name="style4">0</text:span><text:span text:style-name="style10">;</text:span></text:h>
      <text:h text:style-name="Default" text:outline-level="1">242 <text:s/></text:h>
      <text:h text:style-name="Default" text:outline-level="1">243 <text:s text:c="5"/><text:span text:style-name="style2">// Check for hotness</text:span></text:h>
      <text:h text:style-name="Default" text:outline-level="1">244 <text:s text:c="5"/><text:span text:style-name="style5">if </text:span><text:span text:style-name="style10">(</text:span>regionhit<text:span text:style-name="style10">(</text:span>x<text:span text:style-name="style10">-</text:span><text:span text:style-name="style4">4</text:span><text:span text:style-name="style10">, </text:span>y<text:span text:style-name="style10">-</text:span><text:span text:style-name="style4">4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8</text:span><text:span text:style-name="style10">, </text:span><text:span text:style-name="style4">24</text:span><text:span text:style-name="style10">+</text:span><text:span text:style-name="style4">8</text:span><text:span text:style-name="style10">)) {</text:span></text:h>
      <text:h text:style-name="Default" text:outline-level="1">245 <text:s text:c="9"/>uistate<text:span text:style-name="style10">.</text:span>hotitem <text:span text:style-name="style10">= </text:span>id<text:span text:style-name="style10">;</text:span></text:h>
      <text:h text:style-name="Default" text:outline-level="1">246 <text:s text:c="9"/><text:span text:style-name="style5">if </text:span><text:span text:style-name="style10">(</text:span>uistate<text:span text:style-name="style10">.</text:span>activeitem <text:span text:style-name="style10">== </text:span><text:span text:style-name="style4">0 </text:span><text:span text:style-name="style10">&amp;&amp; </text:span>uistate<text:span text:style-name="style10">.</text:span>mousedown<text:span text:style-name="style10">)</text:span></text:h>
      <text:h text:style-name="Default" text:outline-level="1">247 <text:s text:c="13"/>uistate<text:span text:style-name="style10">.</text:span>activeitem <text:span text:style-name="style10">= </text:span>id<text:span text:style-name="style10">;</text:span></text:h>
      <text:h text:style-name="Default" text:outline-level="1">248 <text:s text:c="5"/><text:span text:style-name="style10">}</text:span></text:h>
      <text:h text:style-name="Default" text:outline-level="1">249 <text:s/></text:h>
      <text:h text:style-name="Default" text:outline-level="1">250 <text:s text:c="5"/><text:span text:style-name="style2">// If no widget has keyboard focus, take it</text:span></text:h>
      <text:h text:style-name="Default" text:outline-level="1">251 <text:s text:c="5"/><text:span text:style-name="style5">if </text:span><text:span text:style-name="style10">(</text:span>uistate<text:span text:style-name="style10">.</text:span>kbditem <text:span text:style-name="style10">== </text:span><text:span text:style-name="style4">0</text:span><text:span text:style-name="style10">)</text:span></text:h>
      <text:h text:style-name="Default" text:outline-level="1">252 <text:s text:c="9"/>uistate<text:span text:style-name="style10">.</text:span>kbditem <text:span text:style-name="style10">= </text:span>id<text:span text:style-name="style10">;</text:span></text:h>
      <text:h text:style-name="Default" text:outline-level="1">253 <text:s/></text:h>
      <text:h text:style-name="Default" text:outline-level="1">254 <text:s text:c="5"/><text:span text:style-name="style2">// If we have keyboard focus, show it</text:span></text:h>
      <text:h text:style-name="Default" text:outline-level="1">255 <text:s text:c="5"/><text:span text:style-name="style5">if </text:span><text:span text:style-name="style10">(</text:span>uistate<text:span text:style-name="style10">.</text:span>kbditem <text:span text:style-name="style10">== </text:span>id<text:span text:style-name="style10">)</text:span></text:h>
      <text:h text:style-name="Default" text:outline-level="1">256 <text:s text:c="9"/>drawrect<text:span text:style-name="style10">(</text:span>x<text:span text:style-name="style10">-</text:span><text:span text:style-name="style4">6</text:span><text:span text:style-name="style10">, </text:span>y<text:span text:style-name="style10">-</text:span><text:span text:style-name="style4">6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12</text:span><text:span text:style-name="style10">, </text:span><text:span text:style-name="style4">24</text:span><text:span text:style-name="style10">+</text:span><text:span text:style-name="style4">12</text:span><text:span text:style-name="style10">, </text:span><text:span text:style-name="style4">0xff0000</text:span><text:span text:style-name="style10">);</text:span></text:h>
      <text:h text:style-name="Default" text:outline-level="1">257 <text:s/></text:h>
      <text:h text:style-name="Default" text:outline-level="1">258 <text:s text:c="5"/><text:span text:style-name="style2">// Render the text field</text:span></text:h>
      <text:h text:style-name="Default" text:outline-level="1">259 <text:s text:c="5"/><text:span text:style-name="style5">if </text:span><text:span text:style-name="style10">(</text:span>uistate<text:span text:style-name="style10">.</text:span>activeitem <text:span text:style-name="style10">== </text:span>id <text:span text:style-name="style10">|| </text:span>uistate<text:span text:style-name="style10">.</text:span>hotitem <text:span text:style-name="style10">== </text:span>id<text:span text:style-name="style10">) {</text:span></text:h>
      <text:h text:style-name="Default" text:outline-level="1">260 <text:s text:c="9"/>drawrect<text:span text:style-name="style10">(</text:span>x<text:span text:style-name="style10">-</text:span><text:span text:style-name="style4">4</text:span><text:span text:style-name="style10">, </text:span>y<text:span text:style-name="style10">-</text:span><text:span text:style-name="style4">4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8</text:span><text:span text:style-name="style10">, </text:span><text:span text:style-name="style4">24</text:span><text:span text:style-name="style10">+</text:span><text:span text:style-name="style4">8</text:span><text:span text:style-name="style10">, </text:span><text:span text:style-name="style4">0xaaaaaa</text:span><text:span text:style-name="style10">);</text:span></text:h>
      <text:h text:style-name="Default" text:outline-level="1">261 <text:s text:c="5"/><text:span text:style-name="style10">} </text:span><text:span text:style-name="style5">else </text:span><text:span text:style-name="style10">{</text:span></text:h>
      <text:h text:style-name="Default" text:outline-level="1">262 <text:s text:c="9"/>drawrect<text:span text:style-name="style10">(</text:span>x<text:span text:style-name="style10">-</text:span><text:span text:style-name="style4">4</text:span><text:span text:style-name="style10">, </text:span>y<text:span text:style-name="style10">-</text:span><text:span text:style-name="style4">4</text:span><text:span text:style-name="style10">, </text:span><text:span text:style-name="style4">30</text:span><text:span text:style-name="style10">*</text:span><text:span text:style-name="style4">14</text:span><text:span text:style-name="style10">+</text:span><text:span text:style-name="style4">8</text:span><text:span text:style-name="style10">, </text:span><text:span text:style-name="style4">24</text:span><text:span text:style-name="style10">+</text:span><text:span text:style-name="style4">8</text:span><text:span text:style-name="style10">, </text:span><text:span text:style-name="style4">0x777777</text:span><text:span text:style-name="style10">);</text:span></text:h>
      <text:h text:style-name="Default" text:outline-level="1">263 <text:s text:c="5"/><text:span text:style-name="style10">}</text:span></text:h>
      <text:h text:style-name="Default" text:outline-level="1">264 <text:s/></text:h>
      <text:h text:style-name="Default" text:outline-level="1">265 <text:s text:c="5"/>drawstring<text:span text:style-name="style10">(</text:span>buffer<text:span text:style-name="style10">,</text:span>x<text:span text:style-name="style10">,</text:span>y<text:span text:style-name="style10">);</text:span></text:h>
      <text:h text:style-name="Default" text:outline-level="1">266 <text:s/></text:h>
      <text:h text:style-name="Default" text:outline-level="1">267 <text:s text:c="5"/><text:span text:style-name="style2">// Render cursor if we have keyboard focus</text:span></text:h>
      <text:h text:style-name="Default" text:outline-level="1">268 <text:s text:c="5"/><text:span text:style-name="style5">if </text:span><text:span text:style-name="style10">(</text:span>uistate<text:span text:style-name="style10">.</text:span>kbditem <text:span text:style-name="style10">== </text:span>id <text:span text:style-name="style10">&amp;&amp; (</text:span>SDL_GetTicks<text:span text:style-name="style10">() &gt;&gt; </text:span><text:span text:style-name="style4">8</text:span><text:span text:style-name="style10">) &amp; </text:span><text:span text:style-name="style4">1</text:span><text:span text:style-name="style10">)</text:span></text:h>
      <text:h text:style-name="Default" text:outline-level="1">269 <text:s text:c="9"/>drawstring<text:span text:style-name="style10">(</text:span><text:span text:style-name="style6">"_"</text:span><text:span text:style-name="style10">,</text:span>x <text:span text:style-name="style10">+ </text:span>len <text:span text:style-name="style10">* </text:span><text:span text:style-name="style4">14</text:span><text:span text:style-name="style10">, </text:span>y<text:span text:style-name="style10">);</text:span></text:h>
      <text:h text:style-name="Default" text:outline-level="1">270 <text:s/></text:h>
      <text:h text:style-name="Default" text:outline-level="1">271 <text:s text:c="5"/><text:span text:style-name="style2">// If we have keyboard focus, we'll need to process the keys</text:span></text:h>
      <text:h text:style-name="Default" text:outline-level="1">272 <text:s text:c="5"/><text:span text:style-name="style5">if </text:span><text:span text:style-name="style10">(</text:span>uistate<text:span text:style-name="style10">.</text:span>kbditem <text:span text:style-name="style10">== </text:span>id<text:span text:style-name="style10">) {</text:span></text:h>
      <text:h text:style-name="Default" text:outline-level="1">273 <text:s text:c="9"/><text:span text:style-name="style5">switch </text:span><text:span text:style-name="style10">(</text:span>uistate<text:span text:style-name="style10">.</text:span>keyentered<text:span text:style-name="style10">) {</text:span></text:h>
      <text:h text:style-name="Default" text:outline-level="1">274 <text:s text:c="9"/><text:span text:style-name="style5">case </text:span>SDLK_TAB<text:span text:style-name="style10">:</text:span></text:h>
      <text:h text:style-name="Default" text:outline-level="1">275 <text:s text:c="13"/>// If tab is pressed, lose keyboard focus.</text:h>
      <text:h text:style-name="Default" text:outline-level="1">276 <text:s text:c="13"/>// Next widget will grab the focus.</text:h>
      <text:h text:style-name="Default" text:outline-level="1">277 <text:s text:c="13"/>uistate.kbditem = 0;</text:h>
      <text:h text:style-name="Default" text:outline-level="1">278 <text:s text:c="13"/>// If shift was also pressed, we want to move focus</text:h>
      <text:h text:style-name="Default" text:outline-level="1">279 <text:s text:c="13"/>// to the previous widget instead.</text:h>
      <text:h text:style-name="Default" text:outline-level="1">280 <text:s text:c="13"/>if (uistate.keymod &amp; KMOD_SHIFT)</text:h>
      <text:h text:style-name="Default" text:outline-level="1">281 <text:s text:c="17"/>uistate.kbditem = uistate.lastwidget;</text:h>
      <text:h text:style-name="Default" text:outline-level="1">282 <text:s text:c="13"/>// Also clear the key so that next widget</text:h>
      <text:h text:style-name="Default" text:outline-level="1">283 <text:s text:c="13"/>// won't process it</text:h>
      <text:h text:style-name="Default" text:outline-level="1">284 <text:s text:c="13"/>uistate.keyentered = 0;</text:h>
      <text:h text:style-name="Default" text:outline-level="1">285 <text:s text:c="13"/>break;</text:h>
      <text:h text:style-name="Default" text:outline-level="1">286 <text:s text:c="9"/>case SDLK_BACKSPACE:</text:h>
      <text:h text:style-name="Default" text:outline-level="1">287 <text:s text:c="13"/>if (len &gt; 0) {</text:h>
      <text:h text:style-name="Default" text:outline-level="1">288 <text:s text:c="17"/>len--;</text:h>
      <text:h text:style-name="Default" text:outline-level="1"><text:soft-page-break/>289 <text:s text:c="17"/>buffer[len] = 0;</text:h>
      <text:h text:style-name="Default" text:outline-level="1">290 <text:s text:c="17"/>changed = 1;</text:h>
      <text:h text:style-name="Default" text:outline-level="1">291 <text:s text:c="13"/>}</text:h>
      <text:h text:style-name="Default" text:outline-level="1">292 <text:s text:c="13"/>break;</text:h>
      <text:h text:style-name="Default" text:outline-level="1">293 <text:s text:c="9"/>}</text:h>
      <text:h text:style-name="Default" text:outline-level="1">294 <text:s text:c="9"/>if (uistate.keychar &gt;= 32 &amp;&amp; uistate.keychar &lt; 127 &amp;&amp; len &lt; 30) {</text:h>
      <text:h text:style-name="Default" text:outline-level="1">295 <text:s text:c="13"/>buffer[len] = uistate.keychar;</text:h>
      <text:h text:style-name="Default" text:outline-level="1">296 <text:s text:c="13"/>len++;</text:h>
      <text:h text:style-name="Default" text:outline-level="1">297 <text:s text:c="13"/>buffer[len] = 0;</text:h>
      <text:h text:style-name="Default" text:outline-level="1">298 <text:s text:c="13"/>changed = 1;</text:h>
      <text:h text:style-name="Default" text:outline-level="1">299 <text:s text:c="9"/>}</text:h>
      <text:h text:style-name="Default" text:outline-level="1">300 <text:s text:c="5"/>}</text:h>
      <text:h text:style-name="Default" text:outline-level="1">301 <text:s/></text:h>
      <text:h text:style-name="Default" text:outline-level="1">302 <text:s text:c="5"/>// If button is hot and active, but mouse button is not</text:h>
      <text:h text:style-name="Default" text:outline-level="1">303 <text:s text:c="5"/>// down, the user must have clicked the widget; give it</text:h>
      <text:h text:style-name="Default" text:outline-level="1">304 <text:s text:c="5"/>// keyboard focus.</text:h>
      <text:h text:style-name="Default" text:outline-level="1">305 <text:s text:c="5"/>if (uistate.mousedown == 0 &amp;&amp;</text:h>
      <text:h text:style-name="Default" text:outline-level="1">306 <text:s text:c="13"/>uistate.hotitem == id &amp;&amp;</text:h>
      <text:h text:style-name="Default" text:outline-level="1">307 <text:s text:c="13"/>uistate.activeitem == id)</text:h>
      <text:h text:style-name="Default" text:outline-level="1">308 <text:s text:c="9"/>uistate.kbditem = id;</text:h>
      <text:h text:style-name="Default" text:outline-level="1">309 <text:s/></text:h>
      <text:h text:style-name="Default" text:outline-level="1">310 <text:s text:c="5"/>uistate.lastwidget = id;</text:h>
      <text:h text:style-name="Default" text:outline-level="1">311 <text:s/></text:h>
      <text:h text:style-name="Default" text:outline-level="1">312 <text:s text:c="5"/>return changed;</text:h>
      <text:h text:style-name="Default" text:outline-level="1">313 <text:s/>}</text:h>
      <text:h text:style-name="Default" text:outline-level="1">314 <text:s/></text:h>
      <text:h text:style-name="Default" text:outline-level="1">315 <text:s/>void imgui_prepare()</text:h>
      <text:h text:style-name="Default" text:outline-level="1">316 <text:s/>{</text:h>
      <text:h text:style-name="Default" text:outline-level="1">317 <text:s text:c="5"/>uistate.hotitem = 0;</text:h>
      <text:h text:style-name="Default" text:outline-level="1">318 <text:s/>}</text:h>
      <text:h text:style-name="Default" text:outline-level="1">319 <text:s/></text:h>
      <text:h text:style-name="Default" text:outline-level="1">320 <text:s/>void imgui_finish()</text:h>
      <text:h text:style-name="Default" text:outline-level="1">321 <text:s/>{</text:h>
      <text:h text:style-name="Default" text:outline-level="1">322 <text:s text:c="5"/>if (uistate.mousedown == 0) {</text:h>
      <text:h text:style-name="Default" text:outline-level="1">323 <text:s text:c="9"/>uistate.activeitem = 0;</text:h>
      <text:h text:style-name="Default" text:outline-level="1">324 <text:s text:c="5"/>} else {</text:h>
      <text:h text:style-name="Default" text:outline-level="1">325 <text:s text:c="9"/>if (uistate.activeitem == 0)</text:h>
      <text:h text:style-name="Default" text:outline-level="1">326 <text:s text:c="13"/>uistate.activeitem = -1;</text:h>
      <text:h text:style-name="Default" text:outline-level="1">327 <text:s text:c="5"/>}</text:h>
      <text:h text:style-name="Default" text:outline-level="1">328 <text:s text:c="5"/>// If no widget grabbed tab, clear focus</text:h>
      <text:h text:style-name="Default" text:outline-level="1">329 <text:s text:c="5"/>if (uistate.keyentered == SDLK_TAB)</text:h>
      <text:h text:style-name="Default" text:outline-level="1">330 <text:s text:c="9"/>uistate.kbditem = 0;</text:h>
      <text:h text:style-name="Default" text:outline-level="1">331 <text:s text:c="5"/>// Clear the entered key</text:h>
      <text:h text:style-name="Default" text:outline-level="1">332 <text:s text:c="5"/>uistate.keyentered = 0;</text:h>
      <text:h text:style-name="Default" text:outline-level="1">333 <text:s text:c="5"/>uistate.keychar = 0;</text:h>
      <text:h text:style-name="Default" text:outline-level="1">334 <text:s/>}</text:h>
      <text:h text:style-name="Default" text:outline-level="1">335 <text:s/></text:h>
      <text:h text:style-name="Default" text:outline-level="1">336 <text:s/>// Rendering function</text:h>
      <text:h text:style-name="Default" text:outline-level="1">337 <text:s/>void render()</text:h>
      <text:h text:style-name="Default" text:outline-level="1">338 <text:s/>{</text:h>
      <text:h text:style-name="Default" text:outline-level="1">339 <text:s text:c="5"/>static int bgcolor = 0x77;</text:h>
      <text:h text:style-name="Default" text:outline-level="1">340 <text:s text:c="5"/>static char sometext[80] = "Some text";</text:h>
      <text:h text:style-name="Default" text:outline-level="1">341 <text:s/></text:h>
      <text:h text:style-name="Default" text:outline-level="1">342 <text:s text:c="5"/>// clear screen</text:h>
      <text:h text:style-name="Default" text:outline-level="1">343 <text:s text:c="5"/>drawrect(0,0,640,480,bgcolor);</text:h>
      <text:h text:style-name="Default" text:outline-level="1">344 <text:s/></text:h>
      <text:h text:style-name="Default" text:outline-level="1">345 <text:s text:c="5"/>imgui_prepare();</text:h>
      <text:h text:style-name="Default" text:outline-level="1">346 <text:s/></text:h>
      <text:h text:style-name="Default" text:outline-level="1">347 <text:s text:c="5"/>button(GEN_ID,50,50);</text:h>
      <text:h text:style-name="Default" text:outline-level="1">348 <text:s/></text:h>
      <text:h text:style-name="Default" text:outline-level="1">349 <text:s text:c="5"/>button(GEN_ID,150,50);</text:h>
      <text:h text:style-name="Default" text:outline-level="1">350 <text:s/></text:h>
      <text:h text:style-name="Default" text:outline-level="1">351 <text:s text:c="5"/>if (button(GEN_ID,50,150))</text:h>
      <text:h text:style-name="Default" text:outline-level="1">352 <text:s text:c="9"/>bgcolor = (SDL_GetTicks() * 0xc0cac01a) | 0x77;</text:h>
      <text:h text:style-name="Default" text:outline-level="1">353 <text:s/></text:h>
      <text:h text:style-name="Default" text:outline-level="1">354 <text:s text:c="5"/>if (button(GEN_ID,150,150))</text:h>
      <text:h text:style-name="Default" text:outline-level="1">355 <text:s text:c="9"/>exit(0);</text:h>
      <text:h text:style-name="Default" text:outline-level="1">356 <text:s/></text:h>
      <text:h text:style-name="Default" text:outline-level="1">357 <text:s text:c="5"/>textfield(GEN_ID,50,250,sometext);</text:h>
      <text:h text:style-name="Default" text:outline-level="1">358 <text:s/></text:h>
      <text:h text:style-name="Default" text:outline-level="1">359 <text:s text:c="5"/>int slidervalue = bgcolor &amp; 0xff;</text:h>
      <text:h text:style-name="Default" text:outline-level="1">360 <text:s text:c="5"/>if (slider(GEN_ID, 500, 40, 255, slidervalue)) {</text:h>
      <text:h text:style-name="Default" text:outline-level="1">361 <text:s text:c="9"/>bgcolor = (bgcolor &amp; 0xffff00) | slidervalue;</text:h>
      <text:h text:style-name="Default" text:outline-level="1">362 <text:s text:c="5"/>}</text:h>
      <text:h text:style-name="Default" text:outline-level="1">363 <text:s/></text:h>
      <text:h text:style-name="Default" text:outline-level="1">364 <text:s text:c="5"/>slidervalue = ((bgcolor &gt;&gt; 10) &amp; 0x3f);</text:h>
      <text:h text:style-name="Default" text:outline-level="1">365 <text:s text:c="5"/>if (slider(GEN_ID, 550, 40, 63, slidervalue)) {</text:h>
      <text:h text:style-name="Default" text:outline-level="1">366 <text:s text:c="9"/>bgcolor = (bgcolor &amp; 0xff00ff) | (slidervalue &lt;&lt; 10);</text:h>
      <text:h text:style-name="Default" text:outline-level="1">367 <text:s text:c="5"/>}</text:h>
      <text:h text:style-name="Default" text:outline-level="1">368 <text:s/></text:h>
      <text:h text:style-name="Default" text:outline-level="1">369 <text:s text:c="5"/>slidervalue = ((bgcolor &gt;&gt; 20) &amp; 0xf);</text:h>
      <text:h text:style-name="Default" text:outline-level="1">370 <text:s text:c="5"/>if (slider(GEN_ID, 600, 40, 15, slidervalue)) {</text:h>
      <text:h text:style-name="Default" text:outline-level="1">371 <text:s text:c="9"/>bgcolor = (bgcolor &amp; 0x00ffff) | (slidervalue &lt;&lt; 20);</text:h>
      <text:h text:style-name="Default" text:outline-level="1">372 <text:s text:c="5"/>}</text:h>
      <text:h text:style-name="Default" text:outline-level="1">373 <text:s/></text:h>
      <text:h text:style-name="Default" text:outline-level="1">374 <text:s/></text:h>
      <text:h text:style-name="Default" text:outline-level="1">375 <text:s text:c="5"/>imgui_finish();</text:h>
      <text:h text:style-name="Default" text:outline-level="1">376 <text:s/></text:h>
      <text:h text:style-name="Default" text:outline-level="1">377 <text:s/></text:h>
      <text:h text:style-name="Default" text:outline-level="1">378 <text:s text:c="5"/>// update the screen</text:h>
      <text:h text:style-name="Default" text:outline-level="1">379 <text:s text:c="5"/>SDL_UpdateRect(gScreen, 0, 0, 640, 480);</text:h>
      <text:h text:style-name="Default" text:outline-level="1">380 <text:s/></text:h>
      <text:h text:style-name="Default" text:outline-level="1">381 <text:s text:c="5"/>// don't take all the cpu time</text:h>
      <text:h text:style-name="Default" text:outline-level="1">382 <text:s text:c="5"/>SDL_Delay(10);</text:h>
      <text:h text:style-name="Default" text:outline-level="1">383 <text:s/>}</text:h>
      <text:h text:style-name="Default" text:outline-level="1">384 <text:s/></text:h>
      <text:h text:style-name="Default" text:outline-level="1"><text:soft-page-break/>385 <text:s/></text:h>
      <text:h text:style-name="Default" text:outline-level="1">386 <text:s/>// Entry point</text:h>
      <text:h text:style-name="Default" text:outline-level="1">387 <text:s/>int main(int argc, char *argv[])</text:h>
      <text:h text:style-name="Default" text:outline-level="1">388 <text:s/>{</text:h>
      <text:h text:style-name="Default" text:outline-level="1">389 <text:s text:c="5"/>// Initialize SDL's subsystems - in this case, only video.</text:h>
      <text:h text:style-name="Default" text:outline-level="1">390 <text:s text:c="5"/>if (SDL_Init(SDL_INIT_VIDEO) &lt; 0) {</text:h>
      <text:h text:style-name="Default" text:outline-level="1">391 <text:s text:c="9"/>fprintf(stderr, "Unable to init SDL: %s\n", SDL_GetError());</text:h>
      <text:h text:style-name="Default" text:outline-level="1">392 <text:s text:c="9"/>exit(1);</text:h>
      <text:h text:style-name="Default" text:outline-level="1">393 <text:s text:c="5"/>}</text:h>
      <text:h text:style-name="Default" text:outline-level="1">394 <text:s/></text:h>
      <text:h text:style-name="Default" text:outline-level="1">395 <text:s text:c="5"/>// Register SDL_Quit to be called at exit; makes sure things are</text:h>
      <text:h text:style-name="Default" text:outline-level="1">396 <text:s text:c="5"/>// cleaned up when we quit.</text:h>
      <text:h text:style-name="Default" text:outline-level="1">397 <text:s text:c="5"/>atexit(SDL_Quit);</text:h>
      <text:h text:style-name="Default" text:outline-level="1">398 <text:s/></text:h>
      <text:h text:style-name="Default" text:outline-level="1">399 <text:s text:c="5"/>// Attempt to create a 640x480 window with 32bit pixels.</text:h>
      <text:h text:style-name="Default" text:outline-level="1">400 <text:s text:c="5"/>gScreen = SDL_SetVideoMode(640, 480, 32, SDL_SWSURFACE);</text:h>
      <text:h text:style-name="Default" text:outline-level="1">401 <text:s/></text:h>
      <text:h text:style-name="Default" text:outline-level="1">402 <text:s text:c="5"/>// Enable keyboard repeat to make sliders more tolerable</text:h>
      <text:h text:style-name="Default" text:outline-level="1">403 <text:s text:c="5"/>SDL_EnableKeyRepeat(SDL_DEFAULT_REPEAT_DELAY, SDL_DEFAULT_REPEAT_INTERVAL);</text:h>
      <text:h text:style-name="Default" text:outline-level="1">404 <text:s text:c="5"/>// Enable keyboard UNICODE processing for the text field.</text:h>
      <text:h text:style-name="Default" text:outline-level="1">405 <text:s text:c="5"/>SDL_EnableUNICODE(1);</text:h>
      <text:h text:style-name="Default" text:outline-level="1">406 <text:s/></text:h>
      <text:h text:style-name="Default" text:outline-level="1">407 <text:s text:c="5"/>// If we fail, return error.</text:h>
      <text:h text:style-name="Default" text:outline-level="1">408 <text:s text:c="5"/>if (gScreen == NULL) {</text:h>
      <text:h text:style-name="Default" text:outline-level="1">409 <text:s text:c="9"/>fprintf(stderr, "Unable to set up video: %s\n", SDL_GetError());</text:h>
      <text:h text:style-name="Default" text:outline-level="1">410 <text:s text:c="9"/>exit(1);</text:h>
      <text:h text:style-name="Default" text:outline-level="1">411 <text:s text:c="5"/>}</text:h>
      <text:h text:style-name="Default" text:outline-level="1">412 <text:s/></text:h>
      <text:h text:style-name="Default" text:outline-level="1">413 <text:s text:c="5"/>SDL_Surface *temp = SDL_LoadBMP("font14x24.bmp");</text:h>
      <text:h text:style-name="Default" text:outline-level="1">414 <text:s text:c="5"/>gFont = SDL_ConvertSurface(temp, gScreen-&gt;format, SDL_SWSURFACE);</text:h>
      <text:h text:style-name="Default" text:outline-level="1">415 <text:s text:c="5"/>SDL_FreeSurface(temp);</text:h>
      <text:h text:style-name="Default" text:outline-level="1">416 <text:s/></text:h>
      <text:h text:style-name="Default" text:outline-level="1">417 <text:s text:c="5"/>// Seeing through the black areas in the font may be a good idea..</text:h>
      <text:h text:style-name="Default" text:outline-level="1">418 <text:s text:c="5"/>SDL_SetColorKey(gFont, SDL_SRCCOLORKEY, 0);</text:h>
      <text:h text:style-name="Default" text:outline-level="1">419 <text:s/></text:h>
      <text:h text:style-name="Default" text:outline-level="1">420 <text:s text:c="5"/>// Main loop: loop forever.</text:h>
      <text:h text:style-name="Default" text:outline-level="1">421 <text:s text:c="5"/>while (1) {</text:h>
      <text:h text:style-name="Default" text:outline-level="1">422 <text:s text:c="9"/>// Render stuff</text:h>
      <text:h text:style-name="Default" text:outline-level="1">423 <text:s text:c="9"/>render();</text:h>
      <text:h text:style-name="Default" text:outline-level="1">424 <text:s/></text:h>
      <text:h text:style-name="Default" text:outline-level="1">425 <text:s text:c="9"/>// Poll for events, and handle the ones we care about.</text:h>
      <text:h text:style-name="Default" text:outline-level="1">426 <text:s text:c="9"/>SDL_Event event;</text:h>
      <text:h text:style-name="Default" text:outline-level="1">427 <text:s text:c="9"/>while (SDL_PollEvent(&amp;event)) {</text:h>
      <text:h text:style-name="Default" text:outline-level="1">428 <text:s text:c="13"/>switch (event.type) {</text:h>
      <text:h text:style-name="Default" text:outline-level="1">429 <text:s text:c="13"/>case SDL_MOUSEMOTION:</text:h>
      <text:h text:style-name="Default" text:outline-level="1">430 <text:s text:c="17"/>// update mouse position</text:h>
      <text:h text:style-name="Default" text:outline-level="1">431 <text:s text:c="17"/>uistate.mousex = event.motion.x;</text:h>
      <text:h text:style-name="Default" text:outline-level="1">432 <text:s text:c="17"/>uistate.mousey = event.motion.y;</text:h>
      <text:h text:style-name="Default" text:outline-level="1">433 <text:s text:c="17"/>break;</text:h>
      <text:h text:style-name="Default" text:outline-level="1">434 <text:s text:c="13"/>case SDL_MOUSEBUTTONDOWN:</text:h>
      <text:h text:style-name="Default" text:outline-level="1">435 <text:s text:c="17"/>// update button down state if left-clicking</text:h>
      <text:h text:style-name="Default" text:outline-level="1">436 <text:s text:c="17"/>if (event.button.button == 1)</text:h>
      <text:h text:style-name="Default" text:outline-level="1">437 <text:s text:c="21"/>uistate.mousedown = 1;</text:h>
      <text:h text:style-name="Default" text:outline-level="1">438 <text:s text:c="17"/>break;</text:h>
      <text:h text:style-name="Default" text:outline-level="1">439 <text:s text:c="13"/>case SDL_MOUSEBUTTONUP:</text:h>
      <text:h text:style-name="Default" text:outline-level="1">440 <text:s text:c="17"/>// update button down state if left-clicking</text:h>
      <text:h text:style-name="Default" text:outline-level="1">441 <text:s text:c="17"/>if (event.button.button == 1)</text:h>
      <text:h text:style-name="Default" text:outline-level="1">442 <text:s text:c="21"/>uistate.mousedown = 0;</text:h>
      <text:h text:style-name="Default" text:outline-level="1">443 <text:s text:c="17"/>break;</text:h>
      <text:h text:style-name="Default" text:outline-level="1">444 <text:s text:c="13"/>case SDL_KEYDOWN:</text:h>
      <text:h text:style-name="Default" text:outline-level="1">445 <text:s text:c="17"/>// If a key is pressed, report it to the widgets</text:h>
      <text:h text:style-name="Default" text:outline-level="1">446 <text:s text:c="17"/>uistate.keyentered = event.key.keysym.sym;</text:h>
      <text:h text:style-name="Default" text:outline-level="1">447 <text:s text:c="17"/>uistate.keymod = event.key.keysym.mod;</text:h>
      <text:h text:style-name="Default" text:outline-level="1">448 <text:s text:c="17"/>// if key is ASCII, accept it as character input</text:h>
      <text:h text:style-name="Default" text:outline-level="1">449 <text:s text:c="17"/>if ((event.key.keysym.unicode &amp; 0xFF80) == 0)</text:h>
      <text:h text:style-name="Default" text:outline-level="1">450 <text:s text:c="21"/>uistate.keychar = event.key.keysym.unicode &amp; 0x7f;</text:h>
      <text:h text:style-name="Default" text:outline-level="1">451 <text:s text:c="17"/>break;</text:h>
      <text:h text:style-name="Default" text:outline-level="1">452 <text:s text:c="13"/>case SDL_KEYUP:</text:h>
      <text:h text:style-name="Default" text:outline-level="1">453 <text:s text:c="17"/>switch (event.key.keysym.sym) {</text:h>
      <text:h text:style-name="Default" text:outline-level="1">454 <text:s text:c="17"/>case SDLK_ESCAPE:</text:h>
      <text:h text:style-name="Default" text:outline-level="1">455 <text:s text:c="21"/>// If escape is pressed, return (and thus, quit)</text:h>
      <text:h text:style-name="Default" text:outline-level="1">456 <text:s text:c="21"/>return 0;</text:h>
      <text:h text:style-name="Default" text:outline-level="1">457 <text:s text:c="17"/>}</text:h>
      <text:h text:style-name="Default" text:outline-level="1">458 <text:s text:c="17"/>break;</text:h>
      <text:h text:style-name="Default" text:outline-level="1">459 <text:s text:c="13"/>case SDL_QUIT:</text:h>
      <text:h text:style-name="Default" text:outline-level="1">460 <text:s text:c="17"/>return(0);</text:h>
      <text:h text:style-name="Default" text:outline-level="1">461 <text:s text:c="13"/>}</text:h>
      <text:h text:style-name="Default" text:outline-level="1">462 <text:s text:c="9"/>}</text:h>
      <text:h text:style-name="Default" text:outline-level="1">463 <text:s text:c="5"/>}</text:h>
      <text:h text:style-name="Default" text:outline-level="1">464 <text:s text:c="5"/>return 0;</text:h>
      <text:h text:style-name="Default" text:outline-level="1">465 <text:s/>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class="text">
      <style:text-properties style:font-name="monospace" fo:font-size="8pt"/>
    </style:style>
    <style:style style:name="style0" style:family="text">
      <style:text-properties fo:color="#000000" style:font-name="monospace" fo:background-color="#ffffff"/>
    </style:style>
    <style:style style:name="style1" style:family="text">
      <style:text-properties fo:color="#4d4d4d" style:font-name="monospace"/>
    </style:style>
    <style:style style:name="style2" style:family="text">
      <style:text-properties fo:color="#4d4d4d" style:font-name="monospace"/>
    </style:style>
    <style:style style:name="style3" style:family="text">
      <style:text-properties fo:color="#4d4d4d" style:font-name="monospace" fo:font-weight="bold"/>
    </style:style>
    <style:style style:name="style15" style:family="text">
      <style:text-properties fo:color="#4d4d4d" style:font-name="monospace" fo:font-weight="bold"/>
    </style:style>
    <style:style style:name="style17" style:family="text">
      <style:text-properties fo:color="#4d4d4d" style:font-name="monospace"/>
    </style:style>
    <style:style style:name="style18" style:family="text">
      <style:text-properties fo:color="#4d4d4d" style:font-name="monospace"/>
    </style:style>
    <style:style style:name="style4" style:family="text">
      <style:text-properties fo:color="#000000" style:font-name="monospace" fo:font-weight="bold"/>
    </style:style>
    <style:style style:name="style5" style:family="text">
      <style:text-properties fo:color="#000000" style:font-name="monospace" fo:font-weight="bold"/>
    </style:style>
    <style:style style:name="style16" style:family="text">
      <style:text-properties fo:color="#000000" style:font-name="monospace" fo:font-weight="bold"/>
    </style:style>
    <style:style style:name="style6" style:family="text">
      <style:text-properties fo:color="#000000" style:font-name="monospace" fo:font-style="italic"/>
    </style:style>
    <style:style style:name="style12" style:family="text">
      <style:text-properties fo:color="#000000" style:font-name="monospace" fo:font-style="italic"/>
    </style:style>
    <style:style style:name="style7" style:family="text">
      <style:text-properties fo:color="#000000" style:font-name="monospace" fo:font-style="italic"/>
    </style:style>
    <style:style style:name="style8" style:family="text">
      <style:text-properties fo:color="#000000" style:font-name="monospace"/>
    </style:style>
    <style:style style:name="style9" style:family="text">
      <style:text-properties fo:color="#848484" style:font-name="monospace"/>
    </style:style>
    <style:style style:name="style10" style:family="text">
      <style:text-properties fo:color="#000000" style:font-name="monospace" fo:font-weight="bold"/>
    </style:style>
    <style:style style:name="style34" style:family="text">
      <style:text-properties fo:color="#000000" style:font-name="monospace" fo:font-weight="bold" fo:background-color="#80ffff"/>
    </style:style>
    <style:style style:name="style35" style:family="text">
      <style:text-properties fo:color="#ffffff" style:font-name="monospace" fo:font-weight="bold" fo:background-color="#ff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602</meta:generator>
    <dc:title>Source file exported from Code::Blocks Source Exporter plugin</dc:title>
    <meta:document-statistic meta:table-count="0" meta:image-count="0" meta:object-count="0" meta:page-count="5" meta:paragraph-count="465" meta:word-count="2106" meta:character-count="14646" meta:non-whitespace-character-count="9736"/>
    <dc:date>2012-04-15T11:41:58</dc:date>
    <meta:editing-duration>PT19H52M55S</meta:editing-duration>
    <meta:editing-cycles>1</meta:editing-cycles>
  </office:meta>
</office:document-meta>
</file>